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>
      <style:text-properties officeooo:rsid="001e662b" officeooo:paragraph-rsid="001e662b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8" style:family="paragraph" style:parent-style-name="Azione_20_sistema">
      <style:text-properties officeooo:rsid="001e662b" officeooo:paragraph-rsid="001e662b"/>
    </style:style>
    <style:style style:name="P9" style:family="paragraph" style:parent-style-name="Azione_20_sistema">
      <style:paragraph-properties fo:margin-left="0cm" fo:margin-right="0cm" fo:text-indent="0cm" style:auto-text-indent="false"/>
    </style:style>
    <style:style style:name="T1" style:family="text">
      <style:text-properties officeooo:rsid="001e662b"/>
    </style:style>
    <style:style style:name="T2" style:family="text">
      <style:text-properties officeooo:rsid="001e2c83"/>
    </style:style>
    <style:style style:name="T3" style:family="text">
      <style:text-properties officeooo:rsid="001eb05d"/>
    </style:style>
    <style:style style:name="T4" style:family="text">
      <style:text-properties officeooo:rsid="001eda0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Impiegato specializza dirigent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4">impiegat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56525" text:style-name="Numerazione_20_UC">
              <text:list-item text:start-value="1">
                <text:p text:style-name="P6">L'impiegato entra nell'area per visualizzare l'elenco dei tirocinanti.</text:p>
              </text:list-item>
              <text:list-item>
                <text:p text:style-name="P8">Il sistema riceve la richiesta e risponde inviando la lista all'impiegato.</text:p>
              </text:list-item>
              <text:list-item>
                <text:p text:style-name="P6">L'impiegato prende visione della lista, legge le informazioni ed esce.</text:p>
                <text:p text:style-name="P9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impiegato chiude l'area relativa alla visualizzazione dei tirocinan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448824" text:style-name="L1">
              <text:list-item>
                <text:p text:style-name="P7"><text:span text:style-name="T3">L'impiegat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3">L'impiegato</text:span> riceve la lista dei tirocinanti o il messaggio d'errore entro 20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4</meta:editing-cycles>
    <meta:generator>LibreOffice/3.6$Windows_x86 LibreOffice_project/da8c1e6-fd468f4-454e206-f42a4a9-143cfd</meta:generator>
    <dc:date>2012-10-23T15:31:46.32</dc:date>
    <meta:document-statistic meta:table-count="1" meta:image-count="0" meta:object-count="0" meta:page-count="1" meta:paragraph-count="18" meta:word-count="101" meta:character-count="742" meta:non-whitespace-character-count="663"/>
  </office:meta>
</office:document-meta>
</file>